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6.75cm" fo:min-width="3.44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width="true" fo:min-height="1.25cm"/>
    </style:style>
    <style:style style:name="gr3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 fo:min-height="0.25cm" fo:min-width="4.306cm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558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558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55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558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558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55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00" draw:textarea-horizontal-align="justify" draw:textarea-vertical-align="middle" draw:auto-grow-height="false" fo:min-height="0.104cm" fo:min-width="0cm"/>
    </style:style>
    <style:style style:name="P1" style:family="paragraph">
      <style:paragraph-properties fo:text-align="center"/>
      <style:text-properties fo:color="#008080" fo:font-size="18pt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color="#008080" fo:font-size="18pt" style:font-size-asian="18pt" style:font-size-complex="18pt"/>
    </style:style>
    <style:style style:name="P3" style:family="paragraph">
      <style:paragraph-properties fo:text-align="center"/>
      <style:text-properties fo:color="#800080"/>
    </style:style>
    <style:style style:name="P4" style:family="paragraph">
      <loext:graphic-properties draw:fill="none" draw:fill-color="#ffffff"/>
      <style:paragraph-properties fo:text-align="center"/>
      <style:text-properties fo:color="#800080"/>
    </style:style>
    <style:style style:name="P5" style:family="paragraph">
      <loext:graphic-properties draw:fill="gradient" draw:fill-gradient-name="Gradient_20_8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T1" style:family="text">
      <style:text-properties fo:color="#008080" fo:font-size="18pt" style:font-size-asian="18pt" style:font-size-complex="18pt"/>
    </style:style>
    <style:style style:name="T2" style:family="text">
      <style:text-properties fo:color="#80008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3.948cm" svg:height="7cm" svg:x="1.052cm" svg:y="1cm">
          <draw:text-box>
            <text:p text:style-name="P1"><text:span text:style-name="T1">More</text:span></text:p>
            <text:p text:style-name="P1"><text:span text:style-name="T1">Calculations</text:span></text:p>
          </draw:text-box>
        </draw:frame>
        <draw:frame draw:style-name="gr2" draw:text-style-name="P4" draw:layer="layout" svg:width="3.995cm" svg:height="1.673cm" svg:x="11cm" svg:y="1cm">
          <draw:text-box>
            <text:p text:style-name="P3"><text:span text:style-name="T2">More</text:span></text:p>
            <text:p text:style-name="P3"><text:span text:style-name="T2">Input/Output</text:span></text:p>
          </draw:text-box>
        </draw:frame>
        <draw:custom-shape draw:style-name="gr3" draw:text-style-name="P5" draw:layer="layout" svg:width="6cm" svg:height="1cm" svg:x="5cm" svg:y="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7" draw:layer="layout" svg:width="4.058cm" svg:height="0.962cm" svg:x="1.118cm" svg:y="2.992cm">
          <draw:text-box>
            <text:p text:style-name="P6"><text:span text:style-name="T3">Lower Latency</text:span></text:p>
          </draw:text-box>
        </draw:frame>
        <draw:frame draw:style-name="gr5" draw:text-style-name="P7" draw:layer="layout" svg:width="4.058cm" svg:height="0.962cm" svg:x="11.018cm" svg:y="2.992cm">
          <draw:text-box>
            <text:p text:style-name="P6"><text:span text:style-name="T3">Higher Latency</text:span></text:p>
          </draw:text-box>
        </draw:frame>
        <draw:frame draw:style-name="gr6" draw:text-style-name="P7" draw:layer="layout" svg:width="4.058cm" svg:height="1.353cm" svg:x="1.12cm" svg:y="4.292cm">
          <draw:text-box>
            <text:p text:style-name="P6"><text:span text:style-name="T3">Lower Large</text:span></text:p>
            <text:p text:style-name="P6"><text:span text:style-name="T3">Files Rate</text:span></text:p>
          </draw:text-box>
        </draw:frame>
        <draw:frame draw:style-name="gr7" draw:text-style-name="P7" draw:layer="layout" svg:width="4.058cm" svg:height="1.353cm" svg:x="11.022cm" svg:y="4.292cm">
          <draw:text-box>
            <text:p text:style-name="P6"><text:span text:style-name="T3">Higher Large </text:span></text:p>
            <text:p text:style-name="P6"><text:span text:style-name="T3">Files Rate</text:span></text:p>
          </draw:text-box>
        </draw:frame>
        <draw:frame draw:style-name="gr8" draw:text-style-name="P7" draw:layer="layout" svg:width="4.058cm" svg:height="1.353cm" svg:x="1.142cm" svg:y="6cm">
          <draw:text-box>
            <text:p text:style-name="P6"><text:span text:style-name="T3">Higher Small</text:span></text:p>
            <text:p text:style-name="P6"><text:span text:style-name="T3">Files Rate</text:span></text:p>
          </draw:text-box>
        </draw:frame>
        <draw:frame draw:style-name="gr9" draw:text-style-name="P7" draw:layer="layout" svg:width="4.058cm" svg:height="1.353cm" svg:x="11.021cm" svg:y="5.992cm">
          <draw:text-box>
            <text:p text:style-name="P6"><text:span text:style-name="T3">Lower Small</text:span></text:p>
            <text:p text:style-name="P6"><text:span text:style-name="T3">Files Rate</text:span></text:p>
          </draw:text-box>
        </draw:frame>
        <draw:line draw:style-name="gr10" draw:text-style-name="P8" draw:layer="layout" svg:x1="6.3cm" svg:y1="3.4cm" svg:x2="9.8cm" svg:y2="3.4cm">
          <text:p/>
        </draw:line>
        <draw:line draw:style-name="gr10" draw:text-style-name="P8" draw:layer="layout" svg:x1="6.3cm" svg:y1="4.9cm" svg:x2="9.8cm" svg:y2="4.9cm">
          <text:p/>
        </draw:line>
        <draw:line draw:style-name="gr10" draw:text-style-name="P8" draw:layer="layout" svg:x1="9.8cm" svg:y1="6.5cm" svg:x2="6.3cm" svg:y2="6.5cm">
          <text:p/>
        </draw:line>
        <draw:custom-shape draw:style-name="gr11" draw:text-style-name="P9" draw:layer="layout" svg:width="0.5cm" svg:height="0.5cm" svg:x="5.101cm" svg:y="3.1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9" draw:layer="layout" svg:width="0.5cm" svg:height="0.5cm" svg:x="10.2cm" svg:y="4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9" draw:layer="layout" svg:width="0.5cm" svg:height="0.5cm" svg:x="5.1cm" svg:y="6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008080" draw:end-color="#80008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 Kurilov</meta:initial-creator>
    <meta:creation-date>2017-07-11T17:13:02.492734923</meta:creation-date>
    <dc:date>2017-07-11T17:40:40.836146460</dc:date>
    <dc:creator>Andrey  Kurilov</dc:creator>
    <meta:editing-duration>PT6M34S</meta:editing-duration>
    <meta:editing-cycles>1</meta:editing-cycles>
    <meta:document-statistic meta:object-count="15"/>
    <meta:generator>LibreOffice/5.1.3.2$Linux_X86_64 LibreOffice_project/10m0$Build-2</meta:generator>
  </office:meta>
</office:document-meta>
</file>